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翩翩體 簡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1.296cm" style:auto-text-indent="false"/>
      <style:text-properties officeooo:paragraph-rsid="00186ef6"/>
    </style:style>
    <style:style style:name="P5" style:family="paragraph" style:parent-style-name="Standard">
      <style:paragraph-properties fo:margin-left="0cm" fo:margin-right="0cm" fo:text-align="start" style:justify-single-word="false" fo:text-indent="1.296cm" style:auto-text-indent="false"/>
      <style:text-properties fo:background-color="#ffff00"/>
    </style:style>
    <style:style style:name="P6" style:family="paragraph" style:parent-style-name="Standard" style:master-page-name="">
      <style:paragraph-properties fo:margin-left="0cm" fo:margin-right="0cm" fo:text-align="start" style:justify-single-word="false" fo:text-indent="1.296cm" style:auto-text-indent="false" style:page-number="auto"/>
      <style:text-properties fo:background-color="#ffff00"/>
    </style:style>
    <style:style style:name="P7" style:family="paragraph" style:parent-style-name="Standard" style:master-page-name="">
      <style:paragraph-properties fo:margin-left="0cm" fo:margin-right="0cm" fo:text-align="start" style:justify-single-word="false" fo:text-indent="0.582cm" style:auto-text-indent="false" style:page-number="auto"/>
      <style:text-properties officeooo:paragraph-rsid="00186ef6"/>
    </style:style>
    <style:style style:name="T1" style:family="text">
      <style:text-properties officeooo:rsid="0011f9d3"/>
    </style:style>
    <style:style style:name="T2" style:family="text">
      <style:text-properties officeooo:rsid="001297bd" style:language-asian="zh" style:country-asian="TW"/>
    </style:style>
    <style:style style:name="T3" style:family="text">
      <style:text-properties officeooo:rsid="0011f9d3" style:language-asian="zh" style:country-asian="TW"/>
    </style:style>
    <style:style style:name="T4" style:family="text">
      <style:text-properties officeooo:rsid="0011f9d3" fo:background-color="transparent" style:language-asian="zh" style:country-asian="TW"/>
    </style:style>
    <style:style style:name="T5" style:family="text">
      <style:text-properties style:font-name="Times New Roman" officeooo:rsid="0011f9d3" fo:background-color="transparent" style:font-name-asian="Times New Roman"/>
    </style:style>
    <style:style style:name="T6" style:family="text">
      <style:text-properties fo:background-color="#ffff00"/>
    </style:style>
    <style:style style:name="T7" style:family="text">
      <style:text-properties officeooo:rsid="001297bd" fo:background-color="#ffff00" style:language-asian="zh" style:country-asian="T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<text:span text:style-name="T1">tored Precedure</text:span></text:p>
      <text:list xml:id="list6613053182691701930" text:style-name="L1">
        <text:list-item>
          <text:p text:style-name="P1">首先進入到資料庫內</text:p>
        </text:list-item>
        <text:list-item>
          <text:p text:style-name="P1">進入您想要使用Stored Precedure的Database裡面</text:p>
        </text:list-item>
        <text:list-item>
          <text:p text:style-name="P1">開始Coding Stored Precedure 如下範例</text:p>
        </text:list-item>
      </text:list>
      <text:p text:style-name="Standard"/>
      <text:p text:style-name="P6">DROP PROCEDURE IF EXISTS <text:s/>GetAllProducts;</text:p>
      <text:p text:style-name="P5">DELIMITER //</text:p>
      <text:p text:style-name="P5">CREATE PROCEDURE GetAllProducts(fuseid int(10))</text:p>
      <text:p text:style-name="P5">BEGIN</text:p>
      <text:p text:style-name="P5">DECLARE Registername VARCHAR(255); </text:p>
      <text:p text:style-name="P5">SET Registername = (select userid from member where id = fuseid);</text:p>
      <text:p text:style-name="P5">delete from member_relation_ship where friendid = fuseid;</text:p>
      <text:p text:style-name="P5">delete from member_relation_ship where memberid = fuseid;</text:p>
      <text:p text:style-name="P5">delete from room_members where memberid = fuseid;</text:p>
      <text:p text:style-name="P5">delete from member where id = fuseid;</text:p>
      <text:p text:style-name="P5">delete from sip_buddies where secret = Registername;</text:p>
      <text:p text:style-name="P5">END //</text:p>
      <text:p text:style-name="P4"><text:span text:style-name="T6">DELIMITER ; </text:span></text:p>
      <text:p text:style-name="P4"><text:span text:style-name="T7"/></text:p>
      <text:p text:style-name="P7"><text:span text:style-name="T2">4. <text:s/></text:span><text:span text:style-name="T3">CALL <text:s/></text:span><text:span text:style-name="T4">GetAllProducts(想要刪除的id號碼);</text:span></text:p>
      <text:p text:style-name="Standard"/>
      <text:p text:style-name="Standard">參考：</text:p>
      <text:list xml:id="list3278696751350158276" text:style-name="L3">
        <text:list-item>
          <text:p text:style-name="P2"><text:a xlink:type="simple" xlink:href="http://blog.wabow.com/archives/1117"><text:span text:style-name="T5">http://blog.wabow.com/archives/1117</text:span></text:a><text:span text:style-name="T5"> </text:span></text:p>
        </text:list-item>
        <text:list-item>
          <text:p text:style-name="P2"><text:a xlink:type="simple" xlink:href="http://www.sqlinfo.net/mysql/mysql_stored_procedure_DELETE.php"><text:span text:style-name="T5">http://www.sqlinfo.net/mysql/mysql_stored_procedure_DELETE.php</text:span></text:a><text:span text:style-name="T5"> </text:span></text:p>
        </text:list-item>
        <text:list-item>
          <text:p text:style-name="P2"><text:a xlink:type="simple" xlink:href="http://www.sqlinfo.net/sqlserver/sql_server_stored_procedure_SELECT.php"><text:span text:style-name="T5">http://www.sqlinfo.net/sqlserver/sql_server_stored_procedure_SELECT.php</text:span></text:a><text:span text:style-name="T5"> </text:span></text:p>
        </text:list-item>
        <text:list-item>
          <text:p text:style-name="P2"><text:a xlink:type="simple" xlink:href="http://vito-sql.blogspot.tw/2013/05/stored-procedures.html"><text:span text:style-name="T5">http://vito-sql.blogspot.tw/2013/05/stored-procedures.html</text:span></text:a><text:span text:style-name="T5"> </text:span></text:p>
        </text:list-item>
        <text:list-item>
          <text:p text:style-name="P2"><text:a xlink:type="simple" xlink:href="http://forums.mysql.com/read.php?98,358569"><text:span text:style-name="T5">http://forums.mysql.com/read.php?98,358569</text:span></text:a><text:span text:style-name="T5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翩翩體 簡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font-name-asian="翩翩體 簡" style:font-family-asian="'翩翩體 簡'" style:font-style-name-asian="標準體" style:font-family-generic-asian="script" style:font-pitch-asian="variabl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52S</meta:editing-duration>
    <meta:editing-cycles>12</meta:editing-cycles>
    <meta:generator>LibreOffice/4.1.3.2$Windows_x86 LibreOffice_project/70feb7d99726f064edab4605a8ab840c50ec57a</meta:generator>
    <dc:date>2013-12-23T11:12:59.660000000</dc:date>
    <meta:document-statistic meta:table-count="0" meta:image-count="0" meta:object-count="0" meta:page-count="1" meta:paragraph-count="24" meta:word-count="126" meta:character-count="892" meta:non-whitespace-character-count="823"/>
    <meta:user-defined meta:name="Info 1"/>
    <meta:user-defined meta:name="Info 2"/>
    <meta:user-defined meta:name="Info 3"/>
    <meta:user-defined meta:name="Info 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100910066002200210003004200f000ae00d60087001500d500b3003c001c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JTuRyCxxYecZDQmC+11ncmiUzN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KXefNL7ZkWivhA2bONEcUb3L0Q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oLyBQVD+s7K2a0h/grmJvcF8zeo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NMOdMgyPErQi0q9UIiGksSLM+lg=</DigestValue>
      </Reference>
      <Reference URI="Thumbnails/thumbnail.png">
        <DigestMethod Algorithm="http://www.w3.org/2000/09/xmldsig#sha1"/>
        <DigestValue>nisP8RZNiyKb93wmvnqjsofcPjM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WEvRFRltK0P2ZRwqSBDZvBNXYM=</DigestValue>
      </Reference>
      <Reference URI="#ID_00d700c5001a0076006400a20041009200b500a3004200e1008000f700db00cd">
        <DigestMethod Algorithm="http://www.w3.org/2000/09/xmldsig#sha1"/>
        <DigestValue>CeCCPsyNAwzkhDhvBod2BNIXIhg=</DigestValue>
      </Reference>
    </SignedInfo>
    <SignatureValue>bNiibODkSs0jLEMu1Z4sG2flHM+Hm4nasaT3xXvxRxYmYNxRFe/GcDtBlyZMm2bK
FIpqfCv68xr7dKCh7+Cbct7d4k7zM7GNz265CN7rQvbQxC7DIbJYWaMpZqS8lvwJ
hivPfi46yXDfEP9y0WYXFhy4gGD9QGlUNNTo81Y19z7Z9hVwxERWcn6bInmKHt3x
wo6FkjA1EwEyp+Ify/NBTJSyCZfaaCbItRME2Oo7ZDiu27gEgvYYDzdtrdX7F1/6
WN3vlZqEHHKchzQrf/4uBnQ1Z37Uh1KpRlV9XDcYKsP0/K6HiN7PpPEXxpeuh7+K
MJXfz2YDGB5FBSu72Hol5A==</SignatureValue>
    <KeyInfo>
      <X509Data>
        <X509IssuerSerial>
          <X509IssuerName>CN=pinliangchen</X509IssuerName>
          <X509SerialNumber>127125325046616885637975708130459746166</X509SerialNumber>
        </X509IssuerSerial>
        <X509Certificate>MIIDEjCCAfqgAwIBAgIQX6Nyb+J3TpJEWlFkg3d/djANBgkqhkiG9w0BAQUFADAX
MRUwEwYDVQQDEwxwaW5saWFuZ2NoZW4wIBcNMTMwODAxMTEwOTE0WhgPMjExMzA3
MDgxMTA5MTRaMBcxFTATBgNVBAMTDHBpbmxpYW5nY2hlbjCCASIwDQYJKoZIhvcN
AQEBBQADggEPADCCAQoCggEBAI/sO0rkHK1uRlFMLWBtGwHguta75qbrJ/hepkpI
8EKHYBR7kjMnBDXlsfJTUCUlXNS7QF2CZzDLaHwXkJDc9k2EIf9FeMkVlb0+pDGb
dO4LPvf8JxZeJfRumjR1KChkLdKQy3RytnMUNx9O2hJGt1JQz7Ebt5ejKK5CXCOm
n5SSKJFoWXnqpTRRqeuAZvnMbsK7Y4ihtXUalpYdOEn0tCmLdaiUZE/d6TW2aWh7
z2OD+ooiF1uSgSiHcSiRnPjLCYJJPq9C8a9WlSL6dFd2AyIUyEFGZgE47cA4dTjq
ZtDNnyku7gwjHYCUNR2MClQpiQyFXnF7Ec9XO3hkV9CYyA0CAwEAAaNYMFYwFQYD
VR0lBA4wDAYKKwYBBAGCNwoDBDAyBgNVHREEKzApoCcGCisGAQQBgjcUAgOgGQwX
cGlubGlhbmdjaGVuQEp1bWJvLm5ldAAwCQYDVR0TBAIwADANBgkqhkiG9w0BAQUF
AAOCAQEAXcKb+XCwrHrxQS5XKA8eim/T1KV35Qx2EgvuAr4/jPn59A/gd+nj8Ztp
9A/i9VNodSVUjux53MB+S02vYXYcNe16gt9OaCOQoB0PIqgPvS7kSmUEKpINwvnB
A04dl3mh4qTdxJ1mFbSr9qUlIg9rwtes1YQYvcpZPo3AbtLszMvOirB/kb57ccf1
AaQe3S/6CB+B+Um27yQL9SVInuF1jyYDwBvJI2K3OHxZe3d1BGj2l2zGoetDBQSP
TD/riDfkI9J+3tE4eVXDjwBoMGoO59jvQoqcW/5Ox4EGDjJYGiSA59ucBcW83wTN
J3ZuNiurS2Q/v8ll3ks9a92EfQ/H+Q==</X509Certificate>
      </X509Data>
    </KeyInfo>
    <Object>
      <SignatureProperties>
        <SignatureProperty Id="ID_00d700c5001a0076006400a20041009200b500a3004200e1008000f700db00cd" Target="#ID_007100910066002200210003004200f000ae00d60087001500d500b3003c001c">
          <dc:date xmlns:dc="http://purl.org/dc/elements/1.1/">2013-12-23T11:14:56,514000000</dc:date>
        </SignatureProperty>
      </SignatureProperties>
    </Object>
  </Signature>
</document-signatures>
</file>